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5.6543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3" office:value-type="string" calcext:value-type="string">
            <text:p>Clue</text:p>
          </table:table-cell>
          <table:table-cell table:style-name="ce1" office:value-type="string" calcext:value-type="string">
            <text:p>Santa / Elf</text:p>
          </table:table-cell>
          <table:table-cell table:style-name="ce1" office:value-type="string" calcext:value-type="string">
            <text:p>N-digit</text:p>
          </table:table-cell>
          <table:table-cell table:style-name="ce1" office:value-type="string" calcext:value-type="string">
            <text:p>Used?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4 is an elf's three-digit number.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irst elf's one-digit number is not a factor of 202.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Not 1 or 2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first elf's one-digit number is not 7.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third elf's one-digit number is not 9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second elf's one-digit number is not 1, 7, or 9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90 is a multiple of an elf's three-digit number.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third elf's one-digit number is not 1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third elf's one-digit number is not a factor of 575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Not 1 or 5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first elf's one-digit number is not 5.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second elf's one-digit number is not 4, 9, or 5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third elf's one-digit number is not 2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e second elf's one-digit number is not 2, 8, or 1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 of the digits of the second elf's three-digit number is 9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e second elf's one-digit number is not 6, 2, or 5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e third elf's one-digit number is not 7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first elf's one-digit number is not 3.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first elf's one-digit number is not 9.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e first elf's one-digit number is not 6.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e highest common factor of 256 and the second elf's three-digit number is 1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e third elf's one-digit number is not 4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38 is an elf's three-digit number.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 highest common factor of 851 and the third elf's three-digit number is 1.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e highest common factor of the first and third elves' one-digit numbers is not 1, 2, or 8.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ta's number is 444.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F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15:19:14.975988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5:18:32.623230220</meta:creation-date>
    <dc:date>2024-12-26T15:44:23.756364660</dc:date>
    <meta:editing-duration>PT11M58S</meta:editing-duration>
    <meta:editing-cycles>8</meta:editing-cycles>
    <meta:generator>LibreOffice/24.2.7.2$Linux_X86_64 LibreOffice_project/420$Build-2</meta:generator>
    <meta:document-statistic meta:table-count="1" meta:cell-count="128" meta:object-count="0"/>
  </office:meta>
</office:document-meta>
</file>